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2.2583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4.9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Default" style:data-style-name="N133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number-columns-repeated="3" table:default-cell-style-name="ce4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office:value-type="string" calcext:value-type="string">
            <text:p>mean length</text:p>
          </table:table-cell>
          <table:table-cell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Hyper-skew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2])/[.J12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3])/[.J13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4])/[.J14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5])/[.J15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6])/[.J16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7])/[.J17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8])/[.J18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19])/[.J19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0])/[.J20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1])/[.J21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2])/[.J22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3])/[.J23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4])/[.J24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7])/[.J27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28])/[.J28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29])/[.J29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0])/[.J30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1])/[.J31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2])/[.J32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3])/[.J33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4])/[.J34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5])/[.J35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6])/[.J36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7])/[.J37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38])/[.J38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39])/[.J39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0])/[.J40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1])/[.J41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2])/[.J42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3])/[.J43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4])/[.J44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5])/[.J45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6])/[.J46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7])/[.J47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48])/[.J48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49])/[.J49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0])/[.J50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1])/[.J51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48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3-03T15:04:20.242692223</dc:date>
    <meta:editing-duration>PT5H22M46S</meta:editing-duration>
    <meta:editing-cycles>18</meta:editing-cycles>
    <meta:generator>LibreOffice/7.3.7.2$Linux_X86_64 LibreOffice_project/30$Build-2</meta:generator>
    <meta:document-statistic meta:table-count="1" meta:cell-count="849" meta:object-count="0"/>
  </office:meta>
</office:document-meta>
</file>